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Roboto Black" svg:font-family="'Robo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fo:font-size="54pt" officeooo:rsid="000d0fd8" officeooo:paragraph-rsid="000d0fd8" style:font-size-asian="54pt" style:font-size-complex="54pt"/>
    </style:style>
    <style:style style:name="P2" style:family="paragraph" style:parent-style-name="Frame_20_contents">
      <style:text-properties fo:font-size="54pt" officeooo:rsid="000d0fd8" officeooo:paragraph-rsid="000d0fd8" style:font-size-asian="54pt" style:font-size-complex="54pt"/>
    </style:style>
    <style:style style:name="P3" style:family="paragraph" style:parent-style-name="Frame_20_contents">
      <style:text-properties style:font-name="Roboto Black" fo:font-size="54pt" officeooo:rsid="000d0fd8" officeooo:paragraph-rsid="000d0fd8" style:font-size-asian="54pt" style:font-size-complex="54pt"/>
    </style:style>
    <style:style style:name="P4" style:family="paragraph" style:parent-style-name="Frame_20_contents">
      <style:text-properties style:font-name="Roboto Black" fo:font-size="54pt" officeooo:rsid="000dd5d5" officeooo:paragraph-rsid="000dd5d5" style:font-size-asian="54pt" style:font-size-complex="54pt"/>
    </style:style>
    <style:style style:name="P5" style:family="paragraph" style:parent-style-name="Standard">
      <style:text-properties style:font-name="Roboto Black" fo:font-size="16pt" officeooo:rsid="000d0fd8" officeooo:paragraph-rsid="000d0fd8" style:font-size-asian="16pt" style:font-size-complex="16pt"/>
    </style:style>
    <style:style style:name="P6" style:family="paragraph" style:parent-style-name="Standard">
      <style:text-properties style:font-name="Roboto Black" fo:font-size="16pt" officeooo:rsid="000d0fd8" officeooo:paragraph-rsid="000dd5d5" style:font-size-asian="16pt" style:font-size-complex="16pt"/>
    </style:style>
    <style:style style:name="T1" style:family="text">
      <style:text-properties officeooo:rsid="000dd5d5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draw:frame draw:style-name="fr1" draw:name="Rahmen1" text:anchor-type="paragraph" svg:width="26cm" draw:z-index="0"><draw:text-box fo:min-height="2.6cm"><text:p text:style-name="P1">Schrauben I, Dübel</text:p></draw:text-box></draw:frame><draw:frame draw:style-name="fr1" draw:name="Rahmen2" text:anchor-type="paragraph" svg:width="26cm" draw:z-index="1"><draw:text-box fo:min-height="2.6cm"><text:p text:style-name="P3">Schrauben I, Dübel</text:p></draw:text-box></draw:frame></text:p>
      <text:p text:style-name="P6"><draw:frame draw:style-name="fr1" draw:name="Rahmen3" text:anchor-type="paragraph" svg:width="26cm" draw:z-index="2"><draw:text-box fo:min-height="2.6cm"><text:p text:style-name="P3">Schrauben I<text:span text:style-name="T1">I</text:span></text:p></draw:text-box></draw:frame></text:p>
      <text:p text:style-name="P6"><draw:frame draw:style-name="fr1" draw:name="Rahmen4" text:anchor-type="paragraph" svg:width="26cm" draw:z-index="3"><draw:text-box fo:min-height="2.6cm"><text:p text:style-name="P1">Schrauben I, Dübel</text:p></draw:text-box></draw:frame><draw:frame draw:style-name="fr1" draw:name="Rahmen5" text:anchor-type="paragraph" svg:width="26cm" draw:z-index="4"><draw:text-box fo:min-height="2.6cm"><text:p text:style-name="P3">Schrauben I<text:span text:style-name="T1">II</text:span></text:p></draw:text-box></draw:frame></text:p>
      <text:p text:style-name="P6"><draw:frame draw:style-name="fr1" draw:name="Rahmen6" text:anchor-type="paragraph" svg:width="26cm" draw:z-index="5"><draw:text-box fo:min-height="2.6cm"><text:p text:style-name="P4">Bohrer, Senker, Körner</text:p></draw:text-box></draw:frame></text:p>
      <text:p text:style-name="P6"/>
      <text:p text:style-name="P6"><draw:frame draw:style-name="fr1" draw:name="Rahmen7" text:anchor-type="paragraph" svg:width="26cm" draw:z-index="6"><draw:text-box fo:min-height="2.6cm"><text:p text:style-name="P1">Schrauben I, Dübel</text:p></draw:text-box></draw:frame><draw:frame draw:style-name="fr1" draw:name="Rahmen8" text:anchor-type="paragraph" svg:width="26cm" draw:z-index="7"><draw:text-box fo:min-height="2.6cm"><text:p text:style-name="P4">Kabelbinder</text:p></draw:text-box></draw:frame><text:soft-page-break/></text:p>
      <text:p text:style-name="P6"><draw:frame draw:style-name="fr1" draw:name="Rahmen9" text:anchor-type="paragraph" svg:width="26cm" draw:z-index="8"><draw:text-box fo:min-height="2.6cm"><text:p text:style-name="P4">Inbus-Schlüssel / Laubsäge</text:p></draw:text-box></draw:frame></text:p>
      <text:p text:style-name="P6"/>
      <text:p text:style-name="P6"><draw:frame draw:style-name="fr1" draw:name="Rahmen10" text:anchor-type="paragraph" svg:width="26cm" draw:z-index="9"><draw:text-box fo:min-height="2.6cm"><text:p text:style-name="P1">Schrauben I, Dübel</text:p></draw:text-box></draw:frame><draw:frame draw:style-name="fr1" draw:name="Rahmen11" text:anchor-type="paragraph" svg:width="26cm" draw:z-index="10"><draw:text-box fo:min-height="2.6cm"><text:p text:style-name="P4">Messwerkzeuge</text:p></draw:text-box></draw:frame></text:p>
      <text:p text:style-name="P6"><draw:frame draw:style-name="fr1" draw:name="Rahmen12" text:anchor-type="paragraph" svg:width="26cm" draw:z-index="11"><draw:text-box fo:min-height="2.6cm"><text:p text:style-name="P3">Schrauben<text:span text:style-name="T1">schlüssel</text:span></text:p></draw:text-box></draw:frame></text:p>
      <text:p text:style-name="P6"><draw:frame draw:style-name="fr1" draw:name="Rahmen13" text:anchor-type="paragraph" svg:width="26cm" draw:z-index="12"><draw:text-box fo:min-height="2.6cm"><text:p text:style-name="P1">Schrauben I, Dübel</text:p></draw:text-box></draw:frame><draw:frame draw:style-name="fr1" draw:name="Rahmen14" text:anchor-type="paragraph" svg:width="26cm" draw:z-index="13"><draw:text-box fo:min-height="2.6cm"><text:p text:style-name="P4">Feilen, Meißel, Spachtel</text:p></draw:text-box></draw:frame><text:soft-page-break/></text:p>
      <text:p text:style-name="P6"><draw:frame draw:style-name="fr1" draw:name="Rahmen15" text:anchor-type="paragraph" svg:width="26cm" draw:z-index="14"><draw:text-box fo:min-height="2.6cm"><text:p text:style-name="P4">Hammer / Zangen</text:p></draw:text-box></draw:frame></text:p>
      <text:p text:style-name="P6"><draw:frame draw:style-name="fr1" draw:name="Rahmen16" text:anchor-type="paragraph" svg:width="26cm" draw:z-index="15"><draw:text-box fo:min-height="2.6cm"><text:p text:style-name="P1">Schrauben I, Dübel</text:p></draw:text-box></draw:frame><draw:frame draw:style-name="fr1" draw:name="Rahmen17" text:anchor-type="paragraph" svg:width="26cm" draw:z-index="16"><draw:text-box fo:min-height="2.6cm"><text:p text:style-name="P3">Sch<text:span text:style-name="T1">leifpapier</text:span></text:p></draw:text-box></draw:frame></text:p>
      <text:p text:style-name="P6"><draw:frame draw:style-name="fr1" draw:name="Rahmen18" text:anchor-type="paragraph" svg:width="26cm" draw:z-index="17"><draw:text-box fo:min-height="2.6cm"><text:p text:style-name="P4">Fräser, Zubehör Fräse</text:p></draw:text-box></draw:frame></text:p>
      <text:p text:style-name="P6"><draw:frame draw:style-name="fr1" draw:name="Rahmen19" text:anchor-type="paragraph" svg:width="26cm" draw:z-index="18"><draw:text-box fo:min-height="2.6cm"><text:p text:style-name="P1">Schrauben I, Dübel</text:p></draw:text-box></draw:frame><draw:frame draw:style-name="fr1" draw:name="Rahmen20" text:anchor-type="paragraph" svg:width="26cm" draw:z-index="19"><draw:text-box fo:min-height="2.6cm"><text:p text:style-name="P1"/></draw:text-box></draw:frame><text:soft-page-break/></text:p>
      <text:p text:style-name="P6"><draw:frame draw:style-name="fr1" draw:name="Rahmen21" text:anchor-type="paragraph" svg:width="26cm" draw:z-index="20"><draw:text-box fo:min-height="2.6cm"><text:p text:style-name="P1"/></draw:text-box></draw:frame></text:p>
      <text:p text:style-name="P6"><draw:frame draw:style-name="fr1" draw:name="Rahmen22" text:anchor-type="paragraph" svg:width="26cm" draw:z-index="21"><draw:text-box fo:min-height="2.6cm"><text:p text:style-name="P1">Schrauben I, Dübel</text:p></draw:text-box></draw:frame><draw:frame draw:style-name="fr1" draw:name="Rahmen23" text:anchor-type="paragraph" svg:width="26cm" draw:z-index="22"><draw:text-box fo:min-height="2.6cm"><text:p text:style-name="P1"/></draw:text-box></draw:frame></text:p>
      <text:p text:style-name="P6"><draw:frame draw:style-name="fr1" draw:name="Rahmen24" text:anchor-type="paragraph" svg:width="26cm" draw:z-index="23"><draw:text-box fo:min-height="2.6cm"><text:p text:style-name="P1"/></draw:text-box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Roboto Black" svg:font-family="'Robo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9T15:32:33.405000000</meta:creation-date>
    <dc:date>2021-06-09T21:09:37.186000000</dc:date>
    <meta:editing-duration>PT45M53S</meta:editing-duration>
    <meta:editing-cycles>3</meta:editing-cycles>
    <meta:generator>LibreOffice/6.4.7.2$Windows_X86_64 LibreOffice_project/639b8ac485750d5696d7590a72ef1b496725cfb5</meta:generator>
    <meta:print-date>2021-06-09T21:09:57.779000000</meta:print-date>
    <meta:document-statistic meta:table-count="0" meta:image-count="0" meta:object-count="0" meta:page-count="4" meta:paragraph-count="20" meta:word-count="50" meta:character-count="350" meta:non-whitespace-character-count="320"/>
  </office:meta>
</office:document-meta>
</file>